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6"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7" style:family="paragraph" style:parent-style-name="Text_20_body">
      <style:paragraph-properties fo:margin-left="1.058cm" fo:margin-right="0cm" fo:text-indent="0cm" style:auto-text-indent="false"/>
      <style:text-properties style:font-name="Times New Roman" fo:font-size="12pt"/>
    </style:style>
    <style:style style:name="P8" style:family="paragraph" style:parent-style-name="Text_20_body">
      <style:paragraph-properties fo:margin-left="1.058cm" fo:margin-right="0cm" fo:text-indent="0cm" style:auto-text-indent="false"/>
      <style:text-properties style:font-name="Times New Roman" fo:font-size="12pt" officeooo:rsid="001d6322"/>
    </style:style>
    <style:style style:name="P9" style:family="paragraph" style:parent-style-name="Text_20_body">
      <style:paragraph-properties fo:margin-left="2.501cm" fo:margin-right="0cm" fo:text-indent="0cm" style:auto-text-indent="false"/>
      <style:text-properties style:font-name="Times New Roman" fo:font-size="12pt"/>
    </style:style>
    <style:style style:name="P10" style:family="paragraph" style:parent-style-name="Text_20_body">
      <style:paragraph-properties fo:margin-left="5.002cm" fo:margin-right="0cm" fo:text-indent="0cm" style:auto-text-indent="false"/>
      <style:text-properties style:font-name="Times New Roman" fo:font-size="12pt"/>
    </style:style>
    <style:style style:name="P11" style:family="paragraph" style:parent-style-name="Text_20_body">
      <style:paragraph-properties fo:margin-left="1.411cm" fo:margin-right="0cm" fo:text-indent="0cm" style:auto-text-indent="false"/>
      <style:text-properties style:font-name="Times New Roman" fo:font-size="12pt"/>
    </style:style>
    <style:style style:name="P12" style:family="paragraph" style:parent-style-name="Text_20_body">
      <style:paragraph-properties fo:margin-left="-1.251cm" fo:margin-right="0cm" fo:text-indent="0cm" style:auto-text-indent="false"/>
      <style:text-properties style:font-name="Times New Roman" fo:font-size="12pt"/>
    </style:style>
    <style:style style:name="P13" style:family="paragraph" style:parent-style-name="Text_20_body">
      <style:text-properties style:font-name="Times New Roman" fo:font-size="12pt"/>
    </style:style>
    <style:style style:name="P14" style:family="paragraph" style:parent-style-name="Text_20_body">
      <style:text-properties style:font-name="Times New Roman" fo:font-size="12pt" fo:font-weight="bold"/>
    </style:style>
    <style:style style:name="P15" style:family="paragraph" style:parent-style-name="Text_20_body">
      <style:text-properties style:font-name="Times New Roman" fo:font-size="12pt" fo:font-weight="normal"/>
    </style:style>
    <style:style style:name="P16" style:family="paragraph" style:parent-style-name="Text_20_body">
      <style:text-properties fo:font-weight="bold"/>
    </style:style>
    <style:style style:name="P17"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18"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19" style:family="paragraph" style:parent-style-name="Text_20_body">
      <style:paragraph-properties fo:margin-left="1.058cm" fo:margin-right="0cm" fo:text-indent="0cm" style:auto-text-indent="false"/>
      <style:text-properties style:font-name="Times New Roman" fo:font-size="12pt"/>
    </style:style>
    <style:style style:name="P20" style:family="paragraph" style:parent-style-name="Text_20_body">
      <style:paragraph-properties fo:margin-left="2.501cm" fo:margin-right="0cm" fo:text-indent="0cm" style:auto-text-indent="false"/>
      <style:text-properties style:font-name="Times New Roman" fo:font-size="12pt"/>
    </style:style>
    <style:style style:name="P21" style:family="paragraph" style:parent-style-name="Text_20_body">
      <style:paragraph-properties fo:margin-left="5.002cm" fo:margin-right="0cm" fo:text-indent="0cm" style:auto-text-indent="false"/>
      <style:text-properties style:font-name="Times New Roman" fo:font-size="12pt"/>
    </style:style>
    <style:style style:name="P22" style:family="paragraph" style:parent-style-name="Text_20_body">
      <style:paragraph-properties fo:margin-left="1.411cm" fo:margin-right="0cm" fo:text-indent="0cm" style:auto-text-indent="false"/>
      <style:text-properties style:font-name="Times New Roman" fo:font-size="12pt"/>
    </style:style>
    <style:style style:name="P23" style:family="paragraph" style:parent-style-name="Text_20_body">
      <style:paragraph-properties fo:margin-left="-1.251cm" fo:margin-right="0cm" fo:text-indent="0cm" style:auto-text-indent="false"/>
      <style:text-properties style:font-name="Times New Roman" fo:font-size="12pt"/>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list-style-name="L1">
      <style:text-properties style:font-name="Times New Roman1" fo:font-size="12pt" style:font-size-asian="12pt" style:font-size-complex="12pt"/>
    </style:style>
    <style:style style:name="P26" style:family="paragraph" style:parent-style-name="Text_20_body" style:list-style-name="L1">
      <style:text-properties style:font-name="Times New Roman" fo:font-size="12pt"/>
    </style:style>
    <style:style style:name="P27" style:family="paragraph" style:parent-style-name="Text_20_body" style:list-style-name="L3">
      <style:text-properties style:font-name="Times New Roman" fo:font-size="12pt"/>
    </style:style>
    <style:style style:name="P28" style:family="paragraph" style:parent-style-name="Text_20_body" style:list-style-name="L4">
      <style:text-properties style:font-name="Times New Roman" fo:font-size="12pt"/>
    </style:style>
    <style:style style:name="P29" style:family="paragraph" style:parent-style-name="Text_20_body" style:list-style-name="L5">
      <style:text-properties style:font-name="Times New Roman" fo:font-size="12pt"/>
    </style:style>
    <style:style style:name="P30" style:family="paragraph" style:parent-style-name="Text_20_body" style:list-style-name="L5">
      <style:text-properties style:font-name="Times New Roman" fo:font-size="12pt" officeooo:rsid="001fe71c" officeooo:paragraph-rsid="001fe71c"/>
    </style:style>
    <style:style style:name="P3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2"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33" style:family="paragraph" style:parent-style-name="Text_20_body">
      <style:paragraph-properties fo:margin-left="1.058cm" fo:margin-right="0cm" fo:text-indent="0cm" style:auto-text-indent="false"/>
      <style:text-properties style:font-name="Times New Roman" fo:font-size="12pt" officeooo:rsid="001d6322"/>
    </style:style>
    <style:style style:name="P34" style:family="paragraph" style:parent-style-name="Text_20_body" style:list-style-name="L4">
      <style:paragraph-properties fo:margin-left="1.058cm" fo:margin-right="0cm" fo:text-indent="0cm" style:auto-text-indent="false"/>
      <style:text-properties style:font-name="Times New Roman" fo:font-size="12pt"/>
    </style:style>
    <style:style style:name="P35" style:family="paragraph" style:parent-style-name="Text_20_body" style:list-style-name="L4">
      <style:paragraph-properties fo:margin-left="1.251cm" fo:margin-right="0cm" fo:text-indent="0cm" style:auto-text-indent="false"/>
      <style:text-properties style:font-name="Times New Roman" fo:font-size="12pt"/>
    </style:style>
    <style:style style:name="P36"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7"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8"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9"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40"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41" style:family="paragraph" style:parent-style-name="Text_20_body" style:list-style-name="L4">
      <style:paragraph-properties fo:margin-left="2.501cm" fo:margin-right="0cm" fo:text-indent="0cm" style:auto-text-indent="false"/>
      <style:text-properties style:font-name="Times New Roman" fo:font-size="12pt"/>
    </style:style>
    <style:style style:name="P42" style:family="paragraph" style:parent-style-name="Text_20_body" style:list-style-name="L4">
      <style:paragraph-properties fo:margin-left="3.752cm" fo:margin-right="0cm" fo:text-indent="0cm" style:auto-text-indent="false"/>
      <style:text-properties style:font-name="Times New Roman" fo:font-size="12pt"/>
    </style:style>
    <style:style style:name="P43" style:family="paragraph" style:parent-style-name="Text_20_body" style:list-style-name="L4">
      <style:paragraph-properties fo:margin-left="3.528cm" fo:margin-right="0cm" fo:text-indent="0cm" style:auto-text-indent="false"/>
      <style:text-properties style:font-name="Times New Roman" fo:font-size="12pt"/>
    </style:style>
    <style:style style:name="P44" style:family="paragraph" style:parent-style-name="Text_20_body" style:list-style-name="L4">
      <style:paragraph-properties fo:margin-left="4.939cm" fo:margin-right="0cm" fo:text-indent="0cm" style:auto-text-indent="false"/>
      <style:text-properties style:font-name="Times New Roman" fo:font-size="12pt"/>
    </style:style>
    <style:style style:name="P45" style:family="paragraph" style:parent-style-name="Text_20_body" style:list-style-name="L4">
      <style:paragraph-properties fo:margin-left="3.175cm" fo:margin-right="0cm" fo:text-indent="0cm" style:auto-text-indent="false"/>
      <style:text-properties style:font-name="Times New Roman" fo:font-size="12pt"/>
    </style:style>
    <style:style style:name="P46" style:family="paragraph" style:parent-style-name="Text_20_body" style:list-style-name="L4">
      <style:paragraph-properties fo:margin-left="4.586cm" fo:margin-right="0cm" fo:text-indent="0cm" style:auto-text-indent="false"/>
      <style:text-properties style:font-name="Times New Roman" fo:font-size="12pt"/>
    </style:style>
    <style:style style:name="P47" style:family="paragraph" style:parent-style-name="Text_20_body" style:list-style-name="L4">
      <style:paragraph-properties fo:margin-left="2.117cm" fo:margin-right="0cm" fo:text-indent="0cm" style:auto-text-indent="false"/>
      <style:text-properties style:font-name="Times New Roman" fo:font-size="12pt"/>
    </style:style>
    <style:style style:name="P48" style:family="paragraph" style:parent-style-name="Text_20_body" style:list-style-name="L4">
      <style:paragraph-properties fo:margin-left="5.002cm" fo:margin-right="0cm" fo:text-indent="0cm" style:auto-text-indent="false"/>
      <style:text-properties style:font-name="Times New Roman" fo:font-size="12pt"/>
    </style:style>
    <style:style style:name="P49" style:family="paragraph" style:parent-style-name="Text_20_body" style:list-style-name="L4">
      <style:paragraph-properties fo:margin-left="1.411cm" fo:margin-right="0cm" fo:text-indent="0cm" style:auto-text-indent="false"/>
      <style:text-properties style:font-name="Times New Roman" fo:font-size="12pt"/>
    </style:style>
    <style:style style:name="P50" style:family="paragraph" style:parent-style-name="Text_20_body" style:list-style-name="L4">
      <style:paragraph-properties fo:margin-left="-1.251cm" fo:margin-right="0cm" fo:text-indent="0cm" style:auto-text-indent="false"/>
      <style:text-properties style:font-name="Times New Roman" fo:font-size="12pt"/>
    </style:style>
    <style:style style:name="P51"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2"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53"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54"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55"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56"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57"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58"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59"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60"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61"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62"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63"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64" style:family="paragraph" style:parent-style-name="Standard" style:list-style-name="L2">
      <style:paragraph-properties fo:margin-top="0cm" fo:margin-bottom="0cm" style:contextual-spacing="false"/>
      <style:text-properties style:font-name="Times New Roman1" fo:font-size="12pt" style:font-size-asian="12pt" style:font-size-complex="12pt"/>
    </style:style>
    <style:style style:name="T1" style:family="text">
      <style:text-properties style:font-name="Times New Roman" fo:font-size="12pt"/>
    </style:style>
    <style:style style:name="T2" style:family="text">
      <style:text-properties style:font-name="Times New Roman" fo:font-size="12pt" officeooo:rsid="001f159f"/>
    </style:style>
    <style:style style:name="T3" style:family="text">
      <style:text-properties officeooo:rsid="001d6322"/>
    </style:style>
    <style:style style:name="T4" style:family="text">
      <style:text-properties fo:color="#000000" fo:language="de" fo:country="DE"/>
    </style:style>
    <style:style style:name="T5" style:family="text">
      <style:text-properties fo:color="#000000" fo:language="de" fo:country="DE" officeooo:rsid="001356d6"/>
    </style:style>
    <style:style style:name="T6" style:family="text">
      <style:text-properties fo:color="#000000" fo:language="de" fo:country="DE" officeooo:rsid="0015ac95"/>
    </style:style>
    <style:style style:name="T7" style:family="text">
      <style:text-properties officeooo:rsid="0017600b"/>
    </style:style>
    <style:style style:name="T8" style:family="text">
      <style:text-properties officeooo:rsid="001b22aa"/>
    </style:style>
    <style:style style:name="T9" style:family="text">
      <style:text-properties officeooo:rsid="001c7ab7"/>
    </style:style>
    <style:style style:name="T10" style:family="text">
      <style:text-properties fo:language="de" fo:country="DE"/>
    </style:style>
    <style:style style:name="T11" style:family="text">
      <style:text-properties fo:language="de" fo:country="DE" officeooo:rsid="001f159f"/>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88171504" text:id="ct288171504">
          <text:deletion>
            <office:change-info>
              <dc:creator>Tamino Dauth</dc:creator>
              <dc:date>2010-02-17T16:09:00</dc:date>
            </office:change-info>
            <text:p text:style-name="P1">"</text:p>
          </text:deletion>
        </text:changed-region>
        <text:changed-region xml:id="ct288171608" text:id="ct288171608">
          <text:insertion>
            <office:change-info>
              <dc:creator>Tamino Dauth</dc:creator>
              <dc:date>2010-02-17T16:09:00</dc:date>
            </office:change-info>
          </text:insertion>
        </text:changed-region>
        <text:changed-region xml:id="ct288171712" text:id="ct288171712">
          <text:deletion>
            <office:change-info>
              <dc:creator>Tamino Dauth</dc:creator>
              <dc:date>2010-02-17T16:09:00</dc:date>
            </office:change-info>
            <text:p text:style-name="P1">"</text:p>
          </text:deletion>
        </text:changed-region>
        <text:changed-region xml:id="ct288171816" text:id="ct288171816">
          <text:insertion>
            <office:change-info>
              <dc:creator>Tamino Dauth</dc:creator>
              <dc:date>2010-02-17T16:09:00</dc:date>
            </office:change-info>
          </text:insertion>
        </text:changed-region>
        <text:changed-region xml:id="ct288171920" text:id="ct288171920">
          <text:deletion>
            <office:change-info>
              <dc:creator>Tamino Dauth</dc:creator>
              <dc:date>2011-03-07T17:27:00</dc:date>
            </office:change-info>
            <text:p text:style-name="P1">6:00</text:p>
          </text:deletion>
        </text:changed-region>
        <text:changed-region xml:id="ct288172024" text:id="ct288172024">
          <text:insertion>
            <office:change-info>
              <dc:creator>Tamino Dauth</dc:creator>
              <dc:date>2011-03-07T17:27:00</dc:date>
            </office:change-info>
          </text:insertion>
        </text:changed-region>
        <text:changed-region xml:id="ct288172128" text:id="ct288172128">
          <text:insertion>
            <office:change-info>
              <dc:creator>Tamino Dauth</dc:creator>
              <dc:date>2011-03-07T17:28:00</dc:date>
            </office:change-info>
          </text:insertion>
        </text:changed-region>
        <text:changed-region xml:id="ct288172232" text:id="ct288172232">
          <text:insertion>
            <office:change-info>
              <dc:creator>Tamino Dauth</dc:creator>
              <dc:date>2011-03-07T17:28:00</dc:date>
            </office:change-info>
          </text:insertion>
        </text:changed-region>
        <text:changed-region xml:id="ct288172336" text:id="ct288172336">
          <text:insertion>
            <office:change-info>
              <dc:creator>Unknown Author</dc:creator>
              <dc:date>2012-12-02T16:31:00</dc:date>
            </office:change-info>
          </text:insertion>
        </text:changed-region>
        <text:changed-region xml:id="ct288172544" text:id="ct288172544">
          <text:deletion>
            <office:change-info>
              <dc:creator>Tamino Dauth</dc:creator>
              <dc:date>2011-03-07T17:27:00</dc:date>
            </office:change-info>
            <text:p text:style-name="P1">16:00</text:p>
          </text:deletion>
        </text:changed-region>
        <text:changed-region xml:id="ct288172440" text:id="ct288172440">
          <text:deletion>
            <office:change-info>
              <dc:creator>Unknown Author</dc:creator>
              <dc:date>2012-12-02T16:31:00</dc:date>
            </office:change-info>
            <text:p text:style-name="P1">nachmittags</text:p>
          </text:deletion>
        </text:changed-region>
        <text:changed-region xml:id="ct288172648" text:id="ct288172648">
          <text:insertion>
            <office:change-info>
              <dc:creator>Unknown Author</dc:creator>
              <dc:date>2012-12-02T16:31:00</dc:date>
            </office:change-info>
          </text:insertion>
        </text:changed-region>
        <text:changed-region xml:id="ct288172752" text:id="ct288172752">
          <text:deletion>
            <office:change-info>
              <dc:creator>Unknown Author</dc:creator>
              <dc:date>2012-12-02T16:30:00</dc:date>
            </office:change-info>
            <text:p text:style-name="P1">Sitzt mit</text:p>
          </text:deletion>
        </text:changed-region>
        <text:changed-region xml:id="ct288172856" text:id="ct288172856">
          <text:insertion>
            <office:change-info>
              <dc:creator>Unknown Author</dc:creator>
              <dc:date>2012-12-02T16:30:00</dc:date>
            </office:change-info>
          </text:insertion>
        </text:changed-region>
        <text:changed-region xml:id="ct288172960" text:id="ct288172960">
          <text:deletion>
            <office:change-info>
              <dc:creator>Unknown Author</dc:creator>
              <dc:date>2012-12-02T16:30:00</dc:date>
            </office:change-info>
            <text:p text:style-name="P1">auf der Bank vor seiner Hütte</text:p>
          </text:deletion>
        </text:changed-region>
        <text:changed-region xml:id="ct288173064" text:id="ct288173064">
          <text:insertion>
            <office:change-info>
              <dc:creator>Unknown Author</dc:creator>
              <dc:date>2012-12-02T16:30:00</dc:date>
            </office:change-info>
          </text:insertion>
        </text:changed-region>
        <text:changed-region xml:id="ct288173272" text:id="ct288173272">
          <text:deletion>
            <office:change-info>
              <dc:creator>Tamino Dauth</dc:creator>
              <dc:date>2011-03-07T17:27:00</dc:date>
            </office:change-info>
            <text:p text:style-name="P1">16:00</text:p>
          </text:deletion>
        </text:changed-region>
        <text:changed-region xml:id="ct288173168" text:id="ct288173168">
          <text:deletion>
            <office:change-info>
              <dc:creator>Unknown Author</dc:creator>
              <dc:date>2012-12-02T16:31:00</dc:date>
            </office:change-info>
            <text:p text:style-name="P1">Nachmittags</text:p>
          </text:deletion>
        </text:changed-region>
        <text:changed-region xml:id="ct288173376" text:id="ct288173376">
          <text:insertion>
            <office:change-info>
              <dc:creator>Unknown Author</dc:creator>
              <dc:date>2012-12-02T16:31:00</dc:date>
            </office:change-info>
          </text:insertion>
        </text:changed-region>
        <text:changed-region xml:id="ct288173480" text:id="ct288173480">
          <text:deletion>
            <office:change-info>
              <dc:creator>Unknown Author</dc:creator>
              <dc:date>2012-12-02T16:33:00</dc:date>
            </office:change-info>
            <text:p text:style-name="P1">20:00</text:p>
          </text:deletion>
        </text:changed-region>
        <text:changed-region xml:id="ct288173584" text:id="ct288173584">
          <text:insertion>
            <office:change-info>
              <dc:creator>Unknown Author</dc:creator>
              <dc:date>2012-12-02T16:33:00</dc:date>
            </office:change-info>
          </text:insertion>
        </text:changed-region>
        <text:changed-region xml:id="ct288173792" text:id="ct288173792">
          <text:deletion>
            <office:change-info>
              <dc:creator>Unknown Author</dc:creator>
              <dc:date>2012-12-02T16:33:00</dc:date>
            </office:change-info>
            <text:list xml:id="list7410794649968565636" text:style-name="L1">
              <text:list-item>
                <text:p text:style-name="P2"/>
              </text:list-item>
              <text:list-item>
                <text:p text:style-name="P3">20:00 - 22:00 - </text:p>
              </text:list-item>
            </text:list>
          </text:deletion>
        </text:changed-region>
        <text:changed-region xml:id="ct288173688" text:id="ct288173688">
          <text:deletion>
            <office:change-info>
              <dc:creator>Unknown Author</dc:creator>
              <dc:date>2012-12-02T16:30:00</dc:date>
            </office:change-info>
            <text:p text:style-name="P4">Sitzt wieder vor seiner Hütte.</text:p>
          </text:deletion>
        </text:changed-region>
        <text:changed-region xml:id="ct288173896" text:id="ct288173896">
          <text:insertion>
            <office:change-info>
              <dc:creator>Tamino Dauth</dc:creator>
              <dc:date>2011-03-07T17:27:00</dc:date>
            </office:change-info>
          </text:insertion>
        </text:changed-region>
        <text:changed-region xml:id="ct288174000" text:id="ct288174000">
          <text:format-change>
            <office:change-info>
              <dc:creator>Unknown Author</dc:creator>
              <dc:date>2011-06-19T23:33:00</dc:date>
            </office:change-info>
          </text:format-change>
        </text:changed-region>
        <text:changed-region xml:id="ct288174104" text:id="ct288174104">
          <text:deletion>
            <office:change-info>
              <dc:creator>Tamino Dauth</dc:creator>
              <dc:date>2010-02-17T16:07:00</dc:date>
            </office:change-info>
            <text:p text:style-name="P5">Björns Frau:</text:p>
          </text:deletion>
        </text:changed-region>
        <text:changed-region xml:id="ct288174208" text:id="ct288174208">
          <text:insertion>
            <office:change-info>
              <dc:creator>Tamino Dauth</dc:creator>
              <dc:date>2010-02-17T16:07:00</dc:date>
            </office:change-info>
          </text:insertion>
        </text:changed-region>
        <text:changed-region xml:id="ct288174312" text:id="ct288174312">
          <text:format-change>
            <office:change-info>
              <dc:creator>Unknown Author</dc:creator>
              <dc:date>2011-06-19T23:33:00</dc:date>
            </office:change-info>
          </text:format-change>
        </text:changed-region>
        <text:changed-region xml:id="ct288174416" text:id="ct288174416">
          <text:insertion>
            <office:change-info>
              <dc:creator>Tamino Dauth</dc:creator>
              <dc:date>2011-03-07T17:27:00</dc:date>
            </office:change-info>
          </text:insertion>
        </text:changed-region>
        <text:changed-region xml:id="ct288174520" text:id="ct288174520">
          <text:insertion>
            <office:change-info>
              <dc:creator>Tamino Dauth</dc:creator>
              <dc:date>2011-03-07T17:28:00</dc:date>
            </office:change-info>
          </text:insertion>
        </text:changed-region>
        <text:changed-region xml:id="ct288174728" text:id="ct288174728">
          <text:deletion>
            <office:change-info>
              <dc:creator>Unknown Author</dc:creator>
              <dc:date>2012-12-02T16:30:00</dc:date>
            </office:change-info>
            <text:p text:style-name="P6">Arbeitet</text:p>
          </text:deletion>
        </text:changed-region>
        <text:changed-region xml:id="ct288174624" text:id="ct288174624">
          <text:deletion>
            <office:change-info>
              <dc:creator>Unknown Author</dc:creator>
              <dc:date>2012-12-02T16:31:00</dc:date>
            </office:change-info>
            <text:p text:style-name="P6"><text:s/>bei den Jägerhütten in Talras (am Feuer).</text:p>
          </text:deletion>
        </text:changed-region>
        <text:changed-region xml:id="ct288174832" text:id="ct288174832">
          <text:insertion>
            <office:change-info>
              <dc:creator>Unknown Author</dc:creator>
              <dc:date>2012-12-02T16:31:00</dc:date>
            </office:change-info>
          </text:insertion>
        </text:changed-region>
        <text:changed-region xml:id="ct288174936" text:id="ct288174936">
          <text:insertion>
            <office:change-info>
              <dc:creator>Tamino Dauth</dc:creator>
              <dc:date>2011-03-07T17:28:00</dc:date>
            </office:change-info>
          </text:insertion>
        </text:changed-region>
        <text:changed-region xml:id="ct288175040" text:id="ct288175040">
          <text:insertion>
            <office:change-info>
              <dc:creator>Tamino Dauth</dc:creator>
              <dc:date>2011-03-07T17:29:00</dc:date>
            </office:change-info>
          </text:insertion>
        </text:changed-region>
        <text:changed-region xml:id="ct288175144" text:id="ct288175144">
          <text:deletion>
            <office:change-info>
              <dc:creator>Unknown Author</dc:creator>
              <dc:date>2012-12-02T16:31:00</dc:date>
            </office:change-info>
            <text:p text:style-name="P6">nachmittags</text:p>
          </text:deletion>
        </text:changed-region>
        <text:changed-region xml:id="ct288175248" text:id="ct288175248">
          <text:insertion>
            <office:change-info>
              <dc:creator>Unknown Author</dc:creator>
              <dc:date>2012-12-02T16:31:00</dc:date>
            </office:change-info>
          </text:insertion>
        </text:changed-region>
        <text:changed-region xml:id="ct288175352" text:id="ct288175352">
          <text:insertion>
            <office:change-info>
              <dc:creator>Tamino Dauth</dc:creator>
              <dc:date>2011-03-07T17:29:00</dc:date>
            </office:change-info>
          </text:insertion>
        </text:changed-region>
        <text:changed-region xml:id="ct288175456" text:id="ct288175456">
          <text:deletion>
            <office:change-info>
              <dc:creator>Unknown Author</dc:creator>
              <dc:date>2012-12-02T16:30:00</dc:date>
            </office:change-info>
            <text:p text:style-name="P6">Sitzt</text:p>
          </text:deletion>
        </text:changed-region>
        <text:changed-region xml:id="ct288175560" text:id="ct288175560">
          <text:insertion>
            <office:change-info>
              <dc:creator>Unknown Author</dc:creator>
              <dc:date>2012-12-02T16:30:00</dc:date>
            </office:change-info>
          </text:insertion>
        </text:changed-region>
        <text:changed-region xml:id="ct288175664" text:id="ct288175664">
          <text:insertion>
            <office:change-info>
              <dc:creator>Tamino Dauth</dc:creator>
              <dc:date>2011-03-07T17:29:00</dc:date>
            </office:change-info>
          </text:insertion>
        </text:changed-region>
        <text:changed-region xml:id="ct288175768" text:id="ct288175768">
          <text:deletion>
            <office:change-info>
              <dc:creator>Unknown Author</dc:creator>
              <dc:date>2012-12-02T16:30:00</dc:date>
            </office:change-info>
            <text:p text:style-name="P6"><text:s/>auf der Bank vor dessen Hütte</text:p>
          </text:deletion>
        </text:changed-region>
        <text:changed-region xml:id="ct288175872" text:id="ct288175872">
          <text:insertion>
            <office:change-info>
              <dc:creator>Unknown Author</dc:creator>
              <dc:date>2012-12-02T16:30:00</dc:date>
            </office:change-info>
          </text:insertion>
        </text:changed-region>
        <text:changed-region xml:id="ct288175976" text:id="ct288175976">
          <text:insertion>
            <office:change-info>
              <dc:creator>Tamino Dauth</dc:creator>
              <dc:date>2011-03-07T17:29:00</dc:date>
            </office:change-info>
          </text:insertion>
        </text:changed-region>
        <text:changed-region xml:id="ct288176080" text:id="ct288176080">
          <text:insertion>
            <office:change-info>
              <dc:creator>Tamino Dauth</dc:creator>
              <dc:date>2011-03-07T17:30:00</dc:date>
            </office:change-info>
          </text:insertion>
        </text:changed-region>
        <text:changed-region xml:id="ct288176184" text:id="ct288176184">
          <text:deletion>
            <office:change-info>
              <dc:creator>Unknown Author</dc:creator>
              <dc:date>2012-12-02T16:31:00</dc:date>
            </office:change-info>
            <text:p text:style-name="P6">Nachmittags</text:p>
          </text:deletion>
        </text:changed-region>
        <text:changed-region xml:id="ct288176288" text:id="ct288176288">
          <text:insertion>
            <office:change-info>
              <dc:creator>Unknown Author</dc:creator>
              <dc:date>2012-12-02T16:31:00</dc:date>
            </office:change-info>
          </text:insertion>
        </text:changed-region>
        <text:changed-region xml:id="ct288176392" text:id="ct288176392">
          <text:insertion>
            <office:change-info>
              <dc:creator>Tamino Dauth</dc:creator>
              <dc:date>2011-03-07T17:30:00</dc:date>
            </office:change-info>
          </text:insertion>
        </text:changed-region>
        <text:changed-region xml:id="ct288176496" text:id="ct288176496">
          <text:deletion>
            <office:change-info>
              <dc:creator>Unknown Author</dc:creator>
              <dc:date>2012-12-02T16:31:00</dc:date>
            </office:change-info>
            <text:p text:style-name="P6">Arbeitet wieder am Feuer.</text:p>
          </text:deletion>
        </text:changed-region>
        <text:changed-region xml:id="ct288176600" text:id="ct288176600">
          <text:insertion>
            <office:change-info>
              <dc:creator>Unknown Author</dc:creator>
              <dc:date>2012-12-02T16:31:00</dc:date>
            </office:change-info>
          </text:insertion>
        </text:changed-region>
        <text:changed-region xml:id="ct288176704" text:id="ct288176704">
          <text:insertion>
            <office:change-info>
              <dc:creator>Tamino Dauth</dc:creator>
              <dc:date>2011-03-07T17:30:00</dc:date>
            </office:change-info>
          </text:insertion>
        </text:changed-region>
        <text:changed-region xml:id="ct288176808" text:id="ct288176808">
          <text:deletion>
            <office:change-info>
              <dc:creator>Tamino Dauth</dc:creator>
              <dc:date>2010-02-17T16:15:00</dc:date>
            </office:change-info>
            <text:p text:style-name="P1">.</text:p>
          </text:deletion>
        </text:changed-region>
        <text:changed-region xml:id="ct288176912" text:id="ct288176912">
          <text:insertion>
            <office:change-info>
              <dc:creator>Tamino Dauth</dc:creator>
              <dc:date>2010-02-17T16:15:00</dc:date>
            </office:change-info>
          </text:insertion>
        </text:changed-region>
        <text:changed-region xml:id="ct288177016" text:id="ct288177016">
          <text:deletion>
            <office:change-info>
              <dc:creator>Tamino Dauth</dc:creator>
              <dc:date>2010-02-17T16:21:00</dc:date>
            </office:change-info>
            <text:p text:style-name="P1">.</text:p>
          </text:deletion>
        </text:changed-region>
        <text:changed-region xml:id="ct288177120" text:id="ct288177120">
          <text:insertion>
            <office:change-info>
              <dc:creator>Tamino Dauth</dc:creator>
              <dc:date>2010-02-17T16:21:00</dc:date>
            </office:change-info>
          </text:insertion>
        </text:changed-region>
        <text:changed-region xml:id="ct288177224" text:id="ct288177224">
          <text:deletion>
            <office:change-info>
              <dc:creator>Unbekannter Autor</dc:creator>
              <dc:date>2014-12-28T02:08:00</dc:date>
            </office:change-info>
            <text:p text:style-name="P7">getroffen</text:p>
          </text:deletion>
        </text:changed-region>
        <text:changed-region xml:id="ct288177328" text:id="ct288177328">
          <text:insertion>
            <office:change-info>
              <dc:creator>Unbekannter Autor</dc:creator>
              <dc:date>2014-12-28T02:08:00</dc:date>
            </office:change-info>
          </text:insertion>
        </text:changed-region>
        <text:changed-region xml:id="ct288177432" text:id="ct288177432">
          <text:deletion>
            <office:change-info>
              <dc:creator>Unbekannter Autor</dc:creator>
              <dc:date>2014-12-28T02:08:00</dc:date>
            </office:change-info>
            <text:p text:style-name="P8"><text:s/>hast.</text:p>
          </text:deletion>
        </text:changed-region>
        <text:changed-region xml:id="ct288177536" text:id="ct288177536">
          <text:insertion>
            <office:change-info>
              <dc:creator>Unbekannter Autor</dc:creator>
              <dc:date>2014-12-28T02:08:00</dc:date>
            </office:change-info>
          </text:insertion>
        </text:changed-region>
        <text:changed-region xml:id="ct288177640" text:id="ct288177640">
          <text:insertion>
            <office:change-info>
              <dc:creator>Tamino Dauth</dc:creator>
              <dc:date>2010-02-18T18:03:00</dc:date>
            </office:change-info>
          </text:insertion>
        </text:changed-region>
        <text:changed-region xml:id="ct288177744" text:id="ct288177744">
          <text:insertion>
            <office:change-info>
              <dc:creator>Tamino Dauth</dc:creator>
              <dc:date>2010-02-18T18:04:00</dc:date>
            </office:change-info>
          </text:insertion>
        </text:changed-region>
        <text:changed-region xml:id="ct288177848" text:id="ct288177848">
          <text:insertion>
            <office:change-info>
              <dc:creator>Tamino Dauth</dc:creator>
              <dc:date>2010-02-18T18:05:00</dc:date>
            </office:change-info>
          </text:insertion>
        </text:changed-region>
        <text:changed-region xml:id="ct288177952" text:id="ct288177952">
          <text:deletion>
            <office:change-info>
              <dc:creator>Unbekannter Autor</dc:creator>
              <dc:date>2014-12-28T02:08:00</dc:date>
            </office:change-info>
            <text:p text:style-name="P9">habe</text:p>
          </text:deletion>
        </text:changed-region>
        <text:changed-region xml:id="ct288178056" text:id="ct288178056">
          <text:insertion>
            <office:change-info>
              <dc:creator>Unbekannter Autor</dc:creator>
              <dc:date>2014-12-28T02:08:00</dc:date>
            </office:change-info>
          </text:insertion>
        </text:changed-region>
        <text:changed-region xml:id="ct288178160" text:id="ct288178160">
          <text:deletion>
            <office:change-info>
              <dc:creator>Tamino Dauth</dc:creator>
              <dc:date>2010-02-17T18:02:00</dc:date>
            </office:change-info>
            <text:p text:style-name="P9">"</text:p>
          </text:deletion>
        </text:changed-region>
        <text:changed-region xml:id="ct288178264" text:id="ct288178264">
          <text:insertion>
            <office:change-info>
              <dc:creator>Tamino Dauth</dc:creator>
              <dc:date>2010-02-17T18:02:00</dc:date>
            </office:change-info>
          </text:insertion>
        </text:changed-region>
        <text:changed-region xml:id="ct288178368" text:id="ct288178368">
          <text:deletion>
            <office:change-info>
              <dc:creator>Tamino Dauth</dc:creator>
              <dc:date>2010-02-17T18:02:00</dc:date>
            </office:change-info>
            <text:p text:style-name="P9">"</text:p>
          </text:deletion>
        </text:changed-region>
        <text:changed-region xml:id="ct288178472" text:id="ct288178472">
          <text:insertion>
            <office:change-info>
              <dc:creator>Tamino Dauth</dc:creator>
              <dc:date>2010-02-17T18:02:00</dc:date>
            </office:change-info>
          </text:insertion>
        </text:changed-region>
        <text:changed-region xml:id="ct288178576" text:id="ct288178576">
          <text:insertion>
            <office:change-info>
              <dc:creator>Tamino Dauth</dc:creator>
              <dc:date>2010-02-19T10:17:00</dc:date>
            </office:change-info>
          </text:insertion>
        </text:changed-region>
        <text:changed-region xml:id="ct288178680" text:id="ct288178680">
          <text:insertion>
            <office:change-info>
              <dc:creator>Tamino Dauth</dc:creator>
              <dc:date>2010-02-19T10:18:00</dc:date>
            </office:change-info>
          </text:insertion>
        </text:changed-region>
        <text:changed-region xml:id="ct288178784" text:id="ct288178784">
          <text:deletion>
            <office:change-info>
              <dc:creator>Tamino Dauth</dc:creator>
              <dc:date>2010-02-19T10:17:00</dc:date>
            </office:change-info>
            <text:p text:style-name="P10"><text:s/>(Noch kein Charakter hat von der Sache mit den Bären berichtet)</text:p>
          </text:deletion>
        </text:changed-region>
        <text:changed-region xml:id="ct288178888" text:id="ct288178888">
          <text:insertion>
            <office:change-info>
              <dc:creator>Tamino Dauth</dc:creator>
              <dc:date>2010-02-19T10:18:00</dc:date>
            </office:change-info>
          </text:insertion>
        </text:changed-region>
        <text:changed-region xml:id="ct288178992" text:id="ct288178992">
          <text:insertion>
            <office:change-info>
              <dc:creator>Tamino Dauth</dc:creator>
              <dc:date>2010-02-19T10:24:00</dc:date>
            </office:change-info>
          </text:insertion>
        </text:changed-region>
        <text:changed-region xml:id="ct288179096" text:id="ct288179096">
          <text:insertion>
            <office:change-info>
              <dc:creator>Tamino Dauth</dc:creator>
              <dc:date>2010-02-19T10:25:00</dc:date>
            </office:change-info>
          </text:insertion>
        </text:changed-region>
        <text:changed-region xml:id="ct288179200" text:id="ct288179200">
          <text:insertion>
            <office:change-info>
              <dc:creator>Tamino Dauth</dc:creator>
              <dc:date>2010-02-17T17:10:00</dc:date>
            </office:change-info>
          </text:insertion>
        </text:changed-region>
        <text:changed-region xml:id="ct288179304" text:id="ct288179304">
          <text:deletion>
            <office:change-info>
              <dc:creator>Tamino Dauth</dc:creator>
              <dc:date>2010-02-17T16:08:00</dc:date>
            </office:change-info>
            <text:p text:style-name="P1">s</text:p>
          </text:deletion>
        </text:changed-region>
        <text:changed-region xml:id="ct288179408" text:id="ct288179408">
          <text:insertion>
            <office:change-info>
              <dc:creator>Tamino Dauth</dc:creator>
              <dc:date>2010-02-17T16:08:00</dc:date>
            </office:change-info>
          </text:insertion>
        </text:changed-region>
        <text:changed-region xml:id="ct288179512" text:id="ct288179512">
          <text:deletion>
            <office:change-info>
              <dc:creator>Tamino Dauth</dc:creator>
              <dc:date>2010-02-17T16:08:00</dc:date>
            </office:change-info>
            <text:p text:style-name="P1">"</text:p>
          </text:deletion>
        </text:changed-region>
        <text:changed-region xml:id="ct288179616" text:id="ct288179616">
          <text:insertion>
            <office:change-info>
              <dc:creator>Tamino Dauth</dc:creator>
              <dc:date>2010-02-17T16:08:00</dc:date>
            </office:change-info>
          </text:insertion>
        </text:changed-region>
        <text:changed-region xml:id="ct288179720" text:id="ct288179720">
          <text:deletion>
            <office:change-info>
              <dc:creator>Tamino Dauth</dc:creator>
              <dc:date>2010-02-17T16:08:00</dc:date>
            </office:change-info>
            <text:p text:style-name="P1">"</text:p>
          </text:deletion>
        </text:changed-region>
        <text:changed-region xml:id="ct288179824" text:id="ct288179824">
          <text:insertion>
            <office:change-info>
              <dc:creator>Tamino Dauth</dc:creator>
              <dc:date>2010-02-17T16:08:00</dc:date>
            </office:change-info>
          </text:insertion>
        </text:changed-region>
        <text:changed-region xml:id="ct288179928" text:id="ct288179928">
          <text:deletion>
            <office:change-info>
              <dc:creator>Tamino Dauth</dc:creator>
              <dc:date>2010-02-17T16:08:00</dc:date>
            </office:change-info>
            <text:p text:style-name="P1">"</text:p>
          </text:deletion>
        </text:changed-region>
        <text:changed-region xml:id="ct288180032" text:id="ct288180032">
          <text:insertion>
            <office:change-info>
              <dc:creator>Tamino Dauth</dc:creator>
              <dc:date>2010-02-17T16:08:00</dc:date>
            </office:change-info>
          </text:insertion>
        </text:changed-region>
        <text:changed-region xml:id="ct288180136" text:id="ct288180136">
          <text:deletion>
            <office:change-info>
              <dc:creator>Tamino Dauth</dc:creator>
              <dc:date>2010-02-17T16:08:00</dc:date>
            </office:change-info>
            <text:p text:style-name="P1">"</text:p>
          </text:deletion>
        </text:changed-region>
        <text:changed-region xml:id="ct288180240" text:id="ct288180240">
          <text:insertion>
            <office:change-info>
              <dc:creator>Tamino Dauth</dc:creator>
              <dc:date>2010-02-17T16:08:00</dc:date>
            </office:change-info>
          </text:insertion>
        </text:changed-region>
        <text:changed-region xml:id="ct288180344" text:id="ct288180344">
          <text:deletion>
            <office:change-info>
              <dc:creator>Tamino Dauth</dc:creator>
              <dc:date>2010-02-17T16:23:00</dc:date>
            </office:change-info>
            <text:p text:style-name="P11">Troll</text:p>
          </text:deletion>
        </text:changed-region>
        <text:changed-region xml:id="ct288180448" text:id="ct288180448">
          <text:insertion>
            <office:change-info>
              <dc:creator>Tamino Dauth</dc:creator>
              <dc:date>2010-02-17T16:23:00</dc:date>
            </office:change-info>
          </text:insertion>
        </text:changed-region>
        <text:changed-region xml:id="ct288180552" text:id="ct288180552">
          <text:deletion>
            <office:change-info>
              <dc:creator>Tamino Dauth</dc:creator>
              <dc:date>2010-02-17T16:18:00</dc:date>
            </office:change-info>
            <text:p text:style-name="P1">Dago</text:p>
          </text:deletion>
        </text:changed-region>
        <text:changed-region xml:id="ct288180656" text:id="ct288180656">
          <text:insertion>
            <office:change-info>
              <dc:creator>Tamino Dauth</dc:creator>
              <dc:date>2010-02-17T16:18:00</dc:date>
            </office:change-info>
          </text:insertion>
        </text:changed-region>
        <text:changed-region xml:id="ct288180760" text:id="ct288180760">
          <text:deletion>
            <office:change-info>
              <dc:creator>Unknown Author</dc:creator>
              <dc:date>2011-06-19T23:32:00</dc:date>
            </office:change-info>
            <text:p text:style-name="P1">unterhält sich mit Manfred</text:p>
          </text:deletion>
        </text:changed-region>
        <text:changed-region xml:id="ct288180864" text:id="ct288180864">
          <text:insertion>
            <office:change-info>
              <dc:creator>Unknown Author</dc:creator>
              <dc:date>2011-06-19T23:32:00</dc:date>
            </office:change-info>
          </text:insertion>
        </text:changed-region>
        <text:changed-region xml:id="ct288180968" text:id="ct288180968">
          <text:insertion>
            <office:change-info>
              <dc:creator>Tamino Dauth</dc:creator>
              <dc:date>2010-02-17T16:18:00</dc:date>
            </office:change-info>
          </text:insertion>
        </text:changed-region>
        <text:changed-region xml:id="ct288181072" text:id="ct288181072">
          <text:deletion>
            <office:change-info>
              <dc:creator>Tamino Dauth</dc:creator>
              <dc:date>2010-02-17T16:08:00</dc:date>
            </office:change-info>
            <text:p text:style-name="P1">"</text:p>
          </text:deletion>
        </text:changed-region>
        <text:changed-region xml:id="ct288181176" text:id="ct288181176">
          <text:insertion>
            <office:change-info>
              <dc:creator>Tamino Dauth</dc:creator>
              <dc:date>2010-02-17T16:08:00</dc:date>
            </office:change-info>
          </text:insertion>
        </text:changed-region>
        <text:changed-region xml:id="ct288181280" text:id="ct288181280">
          <text:deletion>
            <office:change-info>
              <dc:creator>Tamino Dauth</dc:creator>
              <dc:date>2010-02-17T16:08:00</dc:date>
            </office:change-info>
            <text:p text:style-name="P1">"</text:p>
          </text:deletion>
        </text:changed-region>
        <text:changed-region xml:id="ct288181384" text:id="ct288181384">
          <text:insertion>
            <office:change-info>
              <dc:creator>Tamino Dauth</dc:creator>
              <dc:date>2010-02-17T16:08:00</dc:date>
            </office:change-info>
          </text:insertion>
        </text:changed-region>
        <text:changed-region xml:id="ct288181488" text:id="ct288181488">
          <text:deletion>
            <office:change-info>
              <dc:creator>Tamino Dauth</dc:creator>
              <dc:date>2010-02-17T16:22:00</dc:date>
            </office:change-info>
            <text:p text:style-name="P1">Trollfelle</text:p>
          </text:deletion>
        </text:changed-region>
        <text:changed-region xml:id="ct288181592" text:id="ct288181592">
          <text:insertion>
            <office:change-info>
              <dc:creator>Tamino Dauth</dc:creator>
              <dc:date>2010-02-17T16:22:00</dc:date>
            </office:change-info>
          </text:insertion>
        </text:changed-region>
        <text:changed-region xml:id="ct288181696" text:id="ct288181696">
          <text:deletion>
            <office:change-info>
              <dc:creator>Tamino Dauth</dc:creator>
              <dc:date>2010-02-17T16:22:00</dc:date>
            </office:change-info>
            <text:p text:style-name="P1">Trollfelle</text:p>
          </text:deletion>
        </text:changed-region>
        <text:changed-region xml:id="ct288181800" text:id="ct288181800">
          <text:insertion>
            <office:change-info>
              <dc:creator>Tamino Dauth</dc:creator>
              <dc:date>2010-02-17T16:22:00</dc:date>
            </office:change-info>
          </text:insertion>
        </text:changed-region>
        <text:changed-region xml:id="ct288181904" text:id="ct288181904">
          <text:deletion>
            <office:change-info>
              <dc:creator>Tamino Dauth</dc:creator>
              <dc:date>2010-02-17T16:23:00</dc:date>
            </office:change-info>
            <text:p text:style-name="P1">Trolle</text:p>
          </text:deletion>
        </text:changed-region>
        <text:changed-region xml:id="ct288182008" text:id="ct288182008">
          <text:insertion>
            <office:change-info>
              <dc:creator>Tamino Dauth</dc:creator>
              <dc:date>2010-02-17T16:23:00</dc:date>
            </office:change-info>
          </text:insertion>
        </text:changed-region>
        <text:changed-region xml:id="ct288182112" text:id="ct288182112">
          <text:deletion>
            <office:change-info>
              <dc:creator>Tamino Dauth</dc:creator>
              <dc:date>2010-02-17T16:07:00</dc:date>
            </office:change-info>
            <text:p text:style-name="P1">"</text:p>
          </text:deletion>
        </text:changed-region>
        <text:changed-region xml:id="ct288182216" text:id="ct288182216">
          <text:insertion>
            <office:change-info>
              <dc:creator>Tamino Dauth</dc:creator>
              <dc:date>2010-02-17T16:07:00</dc:date>
            </office:change-info>
          </text:insertion>
        </text:changed-region>
        <text:changed-region xml:id="ct288182320" text:id="ct288182320">
          <text:deletion>
            <office:change-info>
              <dc:creator>Tamino Dauth</dc:creator>
              <dc:date>2010-02-17T16:07:00</dc:date>
            </office:change-info>
            <text:p text:style-name="P1">"</text:p>
          </text:deletion>
        </text:changed-region>
        <text:changed-region xml:id="ct288182424" text:id="ct288182424">
          <text:insertion>
            <office:change-info>
              <dc:creator>Tamino Dauth</dc:creator>
              <dc:date>2010-02-17T16:07:00</dc:date>
            </office:change-info>
          </text:insertion>
        </text:changed-region>
        <text:changed-region xml:id="ct288182528" text:id="ct288182528">
          <text:deletion>
            <office:change-info>
              <dc:creator>Tamino Dauth</dc:creator>
              <dc:date>2010-02-17T16:22:00</dc:date>
            </office:change-info>
            <text:p text:style-name="P12">Trollfelle</text:p>
          </text:deletion>
        </text:changed-region>
        <text:changed-region xml:id="ct288182632" text:id="ct288182632">
          <text:insertion>
            <office:change-info>
              <dc:creator>Tamino Dauth</dc:creator>
              <dc:date>2010-02-17T16:22:00</dc:date>
            </office:change-info>
          </text:insertion>
        </text:changed-region>
        <text:changed-region xml:id="ct288182736" text:id="ct288182736">
          <text:deletion>
            <office:change-info>
              <dc:creator>Tamino Dauth</dc:creator>
              <dc:date>2010-02-17T16:08:00</dc:date>
            </office:change-info>
            <text:p text:style-name="P12">"</text:p>
          </text:deletion>
        </text:changed-region>
        <text:changed-region xml:id="ct288182840" text:id="ct288182840">
          <text:insertion>
            <office:change-info>
              <dc:creator>Tamino Dauth</dc:creator>
              <dc:date>2010-02-17T16:08:00</dc:date>
            </office:change-info>
          </text:insertion>
        </text:changed-region>
        <text:changed-region xml:id="ct288182944" text:id="ct288182944">
          <text:deletion>
            <office:change-info>
              <dc:creator>Tamino Dauth</dc:creator>
              <dc:date>2010-02-17T16:07:00</dc:date>
            </office:change-info>
            <text:p text:style-name="P12">"</text:p>
          </text:deletion>
        </text:changed-region>
        <text:changed-region xml:id="ct288183048" text:id="ct288183048">
          <text:insertion>
            <office:change-info>
              <dc:creator>Tamino Dauth</dc:creator>
              <dc:date>2010-02-17T16:07:00</dc:date>
            </office:change-info>
          </text:insertion>
        </text:changed-region>
        <text:changed-region xml:id="ct288183152" text:id="ct288183152">
          <text:insertion>
            <office:change-info>
              <dc:creator>Tamino Dauth</dc:creator>
              <dc:date>2010-02-17T16:24:00</dc:date>
            </office:change-info>
          </text:insertion>
        </text:changed-region>
        <text:changed-region xml:id="ct288183256" text:id="ct288183256">
          <text:deletion>
            <office:change-info>
              <dc:creator>Tamino Dauth</dc:creator>
              <dc:date>2010-02-17T16:08:00</dc:date>
            </office:change-info>
            <text:p text:style-name="P9">"</text:p>
          </text:deletion>
        </text:changed-region>
        <text:changed-region xml:id="ct288183360" text:id="ct288183360">
          <text:insertion>
            <office:change-info>
              <dc:creator>Tamino Dauth</dc:creator>
              <dc:date>2010-02-17T16:08:00</dc:date>
            </office:change-info>
          </text:insertion>
        </text:changed-region>
        <text:changed-region xml:id="ct288183464" text:id="ct288183464">
          <text:deletion>
            <office:change-info>
              <dc:creator>Tamino Dauth</dc:creator>
              <dc:date>2010-02-17T16:08:00</dc:date>
            </office:change-info>
            <text:p text:style-name="P9">"</text:p>
          </text:deletion>
        </text:changed-region>
        <text:changed-region xml:id="ct288183568" text:id="ct288183568">
          <text:insertion>
            <office:change-info>
              <dc:creator>Tamino Dauth</dc:creator>
              <dc:date>2010-02-17T16:08:00</dc:date>
            </office:change-info>
          </text:insertion>
        </text:changed-region>
        <text:changed-region xml:id="ct288183672" text:id="ct288183672">
          <text:insertion>
            <office:change-info>
              <dc:creator>Tamino Dauth</dc:creator>
              <dc:date>2010-02-17T16:25:00</dc:date>
            </office:change-info>
          </text:insertion>
        </text:changed-region>
        <text:changed-region xml:id="ct288183776" text:id="ct288183776">
          <text:deletion>
            <office:change-info>
              <dc:creator>Tamino Dauth</dc:creator>
              <dc:date>2010-02-17T16:08:00</dc:date>
            </office:change-info>
            <text:p text:style-name="P9">"</text:p>
          </text:deletion>
        </text:changed-region>
        <text:changed-region xml:id="ct288183880" text:id="ct288183880">
          <text:insertion>
            <office:change-info>
              <dc:creator>Tamino Dauth</dc:creator>
              <dc:date>2010-02-17T16:08:00</dc:date>
            </office:change-info>
          </text:insertion>
        </text:changed-region>
        <text:changed-region xml:id="ct288183984" text:id="ct288183984">
          <text:deletion>
            <office:change-info>
              <dc:creator>Tamino Dauth</dc:creator>
              <dc:date>2010-02-17T16:08:00</dc:date>
            </office:change-info>
            <text:p text:style-name="P9">"</text:p>
          </text:deletion>
        </text:changed-region>
        <text:changed-region xml:id="ct288184088" text:id="ct288184088">
          <text:insertion>
            <office:change-info>
              <dc:creator>Tamino Dauth</dc:creator>
              <dc:date>2010-02-17T16:08:00</dc:date>
            </office:change-info>
          </text:insertion>
        </text:changed-region>
        <text:changed-region xml:id="ct288184192" text:id="ct288184192">
          <text:deletion>
            <office:change-info>
              <dc:creator>Tamino Dauth</dc:creator>
              <dc:date>2010-02-17T16:08:00</dc:date>
            </office:change-info>
            <text:p text:style-name="P9">"</text:p>
          </text:deletion>
        </text:changed-region>
        <text:changed-region xml:id="ct288184296" text:id="ct288184296">
          <text:insertion>
            <office:change-info>
              <dc:creator>Tamino Dauth</dc:creator>
              <dc:date>2010-02-17T16:08:00</dc:date>
            </office:change-info>
          </text:insertion>
        </text:changed-region>
        <text:changed-region xml:id="ct288184400" text:id="ct288184400">
          <text:deletion>
            <office:change-info>
              <dc:creator>Tamino Dauth</dc:creator>
              <dc:date>2010-02-17T16:08:00</dc:date>
            </office:change-info>
            <text:p text:style-name="P9">"</text:p>
          </text:deletion>
        </text:changed-region>
        <text:changed-region xml:id="ct288184504" text:id="ct288184504">
          <text:insertion>
            <office:change-info>
              <dc:creator>Tamino Dauth</dc:creator>
              <dc:date>2010-02-17T16:08:00</dc:date>
            </office:change-info>
          </text:insertion>
        </text:changed-region>
        <text:changed-region xml:id="ct288184608" text:id="ct288184608">
          <text:insertion>
            <office:change-info>
              <dc:creator>Unbekannter Autor</dc:creator>
              <dc:date>2014-12-06T17:17:00</dc:date>
            </office:change-info>
          </text:insertion>
        </text:changed-region>
        <text:changed-region xml:id="ct288184712" text:id="ct288184712">
          <text:insertion>
            <office:change-info>
              <dc:creator>Unbekannter Autor</dc:creator>
              <dc:date>2014-12-06T17:18:00</dc:date>
            </office:change-info>
          </text:insertion>
        </text:changed-region>
        <text:changed-region xml:id="ct288184816" text:id="ct288184816">
          <text:insertion>
            <office:change-info>
              <dc:creator>Unbekannter Autor</dc:creator>
              <dc:date>2014-12-06T17:19:00</dc:date>
            </office:change-info>
          </text:insertion>
        </text:changed-region>
        <text:changed-region xml:id="ct288184920" text:id="ct288184920">
          <text:insertion>
            <office:change-info>
              <dc:creator>Unbekannter Autor</dc:creator>
              <dc:date>2014-12-06T17:20:00</dc:date>
            </office:change-info>
          </text:insertion>
        </text:changed-region>
        <text:changed-region xml:id="ct288185024" text:id="ct288185024">
          <text:insertion>
            <office:change-info>
              <dc:creator>Unbekannter Autor</dc:creator>
              <dc:date>2014-12-06T17:21:00</dc:date>
            </office:change-info>
          </text:insertion>
        </text:changed-region>
        <text:changed-region xml:id="ct288185128" text:id="ct288185128">
          <text:insertion>
            <office:change-info>
              <dc:creator>Unbekannter Autor</dc:creator>
              <dc:date>2014-12-06T17:22:00</dc:date>
            </office:change-info>
          </text:insertion>
        </text:changed-region>
        <text:changed-region xml:id="ct288185232" text:id="ct288185232">
          <text:insertion>
            <office:change-info>
              <dc:creator>Unbekannter Autor</dc:creator>
              <dc:date>2014-12-29T20:04:00</dc:date>
            </office:change-info>
          </text:insertion>
        </text:changed-region>
        <text:changed-region xml:id="ct288185336" text:id="ct288185336">
          <text:insertion>
            <office:change-info>
              <dc:creator>Unbekannter Autor</dc:creator>
              <dc:date>2014-12-29T20:05:00</dc:date>
            </office:change-info>
          </text:insertion>
        </text:changed-region>
        <text:changed-region xml:id="ct288185440" text:id="ct288185440">
          <text:insertion>
            <office:change-info>
              <dc:creator>Unbekannter Autor</dc:creator>
              <dc:date>2014-12-29T20:06:00</dc:date>
            </office:change-info>
          </text:insertion>
        </text:changed-region>
        <text:changed-region xml:id="ct288185544" text:id="ct288185544">
          <text:insertion>
            <office:change-info>
              <dc:creator>Unbekannter Autor</dc:creator>
              <dc:date>2014-12-29T20:07:00</dc:date>
            </office:change-info>
          </text:insertion>
        </text:changed-region>
        <text:changed-region xml:id="ct288185648" text:id="ct288185648">
          <text:insertion>
            <office:change-info>
              <dc:creator>Unbekannter Autor</dc:creator>
              <dc:date>2014-12-29T20:09:00</dc:date>
            </office:change-info>
          </text:insertion>
        </text:changed-region>
        <text:changed-region xml:id="ct288185752" text:id="ct288185752">
          <text:insertion>
            <office:change-info>
              <dc:creator>Unbekannter Autor</dc:creator>
              <dc:date>2014-12-29T20:08:00</dc:date>
            </office:change-info>
          </text:insertion>
        </text:changed-region>
        <text:changed-region xml:id="ct288185856" text:id="ct288185856">
          <text:insertion>
            <office:change-info>
              <dc:creator>Unbekannter Autor</dc:creator>
              <dc:date>2014-12-29T20:09:00</dc:date>
            </office:change-info>
          </text:insertion>
        </text:changed-region>
        <text:changed-region xml:id="ct288185960" text:id="ct288185960">
          <text:insertion>
            <office:change-info>
              <dc:creator>Unbekannter Autor</dc:creator>
              <dc:date>2014-12-29T20:10:00</dc:date>
            </office:change-info>
          </text:insertion>
        </text:changed-region>
        <text:changed-region xml:id="ct288186064" text:id="ct288186064">
          <text:deletion>
            <office:change-info>
              <dc:creator>Tamino Dauth</dc:creator>
              <dc:date>2010-09-02T09:24:00</dc:date>
            </office:change-info>
            <text:p text:style-name="P1">1 Ledermantel</text:p>
          </text:deletion>
        </text:changed-region>
        <text:changed-region xml:id="ct288186168" text:id="ct288186168">
          <text:insertion>
            <office:change-info>
              <dc:creator>Tamino Dauth</dc:creator>
              <dc:date>2010-09-02T09:24:00</dc:date>
            </office:change-info>
          </text:insertion>
        </text:changed-region>
        <text:changed-region xml:id="ct288186272" text:id="ct288186272">
          <text:deletion>
            <office:change-info>
              <dc:creator>Tamino Dauth</dc:creator>
              <dc:date>2010-09-02T09:24:00</dc:date>
            </office:change-info>
            <text:p text:style-name="P1">1 Lederkapuze</text:p>
          </text:deletion>
        </text:changed-region>
        <text:changed-region xml:id="ct288186376" text:id="ct288186376">
          <text:insertion>
            <office:change-info>
              <dc:creator>Tamino Dauth</dc:creator>
              <dc:date>2010-09-02T09:24:00</dc:date>
            </office:change-info>
          </text:insertion>
        </text:changed-region>
        <text:changed-region xml:id="ct288186480" text:id="ct288186480">
          <text:deletion>
            <office:change-info>
              <dc:creator>Tamino Dauth</dc:creator>
              <dc:date>2010-09-02T09:24:00</dc:date>
            </office:change-info>
            <text:p text:style-name="P1">1 Jagdbogen</text:p>
          </text:deletion>
        </text:changed-region>
        <text:changed-region xml:id="ct288186584" text:id="ct288186584">
          <text:insertion>
            <office:change-info>
              <dc:creator>Tamino Dauth</dc:creator>
              <dc:date>2010-09-02T09:24:00</dc:date>
            </office:change-info>
          </text:insertion>
        </text:changed-region>
        <text:changed-region xml:id="ct288186688" text:id="ct288186688">
          <text:deletion>
            <office:change-info>
              <dc:creator>Tamino Dauth</dc:creator>
              <dc:date>2010-09-02T09:24:00</dc:date>
            </office:change-info>
            <text:p text:style-name="P1"><text:s/>1</text:p>
          </text:deletion>
        </text:changed-region>
        <text:changed-region xml:id="ct288186792" text:id="ct288186792">
          <text:deletion>
            <office:change-info>
              <dc:creator>Tamino Dauth</dc:creator>
              <dc:date>2010-09-02T09:25:00</dc:date>
            </office:change-info>
            <text:p text:style-name="P1">1 </text:p>
          </text:deletion>
        </text:changed-region>
        <text:changed-region xml:id="ct288186896" text:id="ct288186896">
          <text:insertion>
            <office:change-info>
              <dc:creator>Tamino Dauth</dc:creator>
              <dc:date>2010-09-02T06:51:00</dc:date>
            </office:change-info>
          </text:insertion>
        </text:changed-region>
        <text:changed-region xml:id="ct288187000" text:id="ct288187000">
          <text:insertion>
            <office:change-info>
              <dc:creator>Tamino Dauth</dc:creator>
              <dc:date>2010-09-02T09:25:00</dc:date>
            </office:change-info>
          </text:insertion>
        </text:changed-region>
        <text:changed-region xml:id="ct288187104" text:id="ct288187104">
          <text:insertion>
            <office:change-info>
              <dc:creator>Tamino Dauth</dc:creator>
              <dc:date>2010-09-26T17:37:00</dc:date>
            </office:change-info>
          </text:insertion>
        </text:changed-region>
        <text:changed-region xml:id="ct288908720" text:id="ct288908720">
          <text:insertion>
            <office:change-info>
              <dc:creator>Unbekannter Autor</dc:creator>
              <dc:date>2015-05-02T1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vyiu"/>Name</text:p>
      <text:p text:style-name="Text_20_body"><text:span text:style-name="T1">Björn</text:span><text:bookmark text:name="vyiu1"/><text:span text:style-name="T1"> (Herkunft: Germanisch/Altdeutsch, Bedeutung: Der Bärenstarke)</text:span></text:p>
      <text:p text:style-name="P1"><text:bookmark text:name="vyiu2"/></text:p>
      <text:p text:style-name="P14"><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288171504"/><text:change-start text:change-id="ct288171608"/>„Björns Frau<text:change-end text:change-id="ct288171608"/><text:change text:change-id="ct288171712"/><text:change-start text:change-id="ct288171816"/>“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288171816"/></text:p>
      <text:p text:style-name="P1"><text:bookmark text:name="vyiu7"/><text:bookmark text:name="vyiu8"/></text:p>
      <text:p text:style-name="P16">Ort</text:p>
      <text:p text:style-name="P15"><text:bookmark text:name="atp73"/>Jägerhütten in Talras</text:p>
      <text:p text:style-name="P1"><text:bookmark text:name="vyiu111"/><text:bookmark text:name="vyiu12"/></text:p>
      <text:p text:style-name="P14">Tagesablauf<text:bookmark text:name="ns33"/></text:p>
      <text:list xml:id="list193816686181265" text:continue-numbering="true" text:style-name="L1">
        <text:list-item>
          <text:p text:style-name="P2"><text:change text:change-id="ct288171920"/><text:change-start text:change-id="ct288172024"/>Morgens<text:change-end text:change-id="ct288172024"/> - 14:00 – Arbeitet bei den Jägerhütten in<text:change-start text:change-id="ct288172128"/> <text:change-end text:change-id="ct288172128"/>Talras<text:change-start text:change-id="ct288172232"/> (an den Fellen)<text:change-end text:change-id="ct288172232"/>.</text:p>
        </text:list-item>
        <text:list-item>
          <text:p text:style-name="P2"><text:bookmark text:name="ns332"/>14:00 <text:change-start text:change-id="ct288172336"/>–<text:change-end text:change-id="ct288172336"/> <text:change text:change-id="ct288172544"/><text:change text:change-id="ct288172440"/><text:change-start text:change-id="ct288172648"/>16:00<text:change-end text:change-id="ct288172648"/> – <text:change text:change-id="ct288172752"/><text:change-start text:change-id="ct288172856"/>Steht mit<text:change-end text:change-id="ct288172856"/> seiner Frau <text:change text:change-id="ct288172960"/><text:change-start text:change-id="ct288173064"/>am Feuer<text:change-end text:change-id="ct288173064"/> und unterhält sich mit ihr.</text:p>
        </text:list-item>
        <text:list-item>
          <text:p text:style-name="P2"><text:change text:change-id="ct288173272"/><text:change text:change-id="ct288173168"/><text:change-start text:change-id="ct288173376"/>16:00<text:change-end text:change-id="ct288173376"/> - <text:change text:change-id="ct288173480"/><text:change-start text:change-id="ct288173584"/>abends<text:change-end text:change-id="ct288173584"/> – Läuft zum Bauernhof und unterhält sich dort mit dem Bauern Manfred.<text:change text:change-id="ct288173792"/><text:change text:change-id="ct288173688"/><text:change-start text:change-id="ct288173896"/></text:p>
        </text:list-item>
        <text:list-item>
          <text:p text:style-name="P32">Nachts – Schläft in seiner Hütte<text:change-end text:change-id="ct288173896"/><text:change-start text:change-id="ct288174000"/></text:p>
        </text:list-item>
      </text:list>
      <text:p text:style-name="P17"><text:change-end text:change-id="ct288174000"/><text:change text:change-id="ct288174104"/><text:change-start text:change-id="ct288174208"/>Björns Frau:<text:change-end text:change-id="ct288174208"/><text:change-start text:change-id="ct288174312"/></text:p>
      <text:list xml:id="list1831980897668421072" text:style-name="L2">
        <text:list-item>
          <text:p text:style-name="P64"><text:change-end text:change-id="ct288174312"/><text:change-start text:change-id="ct288174416"/>Mor<text:change-end text:change-id="ct288174416"/><text:change-start text:change-id="ct288174520"/>gens – 14:00 Uhr – <text:change-end text:change-id="ct288174520"/><text:change text:change-id="ct288174728"/><text:change text:change-id="ct288174624"/><text:change-start text:change-id="ct288174832"/>Steht am Feuer.<text:change-end text:change-id="ct288174832"/><text:change-start text:change-id="ct288174936"/></text:p>
        </text:list-item>
        <text:list-item>
          <text:p text:style-name="P64"><text:change-end text:change-id="ct288174936"/><text:change-start text:change-id="ct288175040"/>14:00 – <text:change-end text:change-id="ct288175040"/><text:change text:change-id="ct288175144"/><text:change-start text:change-id="ct288175248"/>16:00<text:change-end text:change-id="ct288175248"/><text:change-start text:change-id="ct288175352"/> – <text:change-end text:change-id="ct288175352"/><text:change text:change-id="ct288175456"/><text:change-start text:change-id="ct288175560"/>Steht<text:change-end text:change-id="ct288175560"/><text:change-start text:change-id="ct288175664"/> mit Björn<text:change-end text:change-id="ct288175664"/><text:change text:change-id="ct288175768"/><text:change-start text:change-id="ct288175872"/> Feuer<text:change-end text:change-id="ct288175872"/><text:change-start text:change-id="ct288175976"/> und unterh<text:change-end text:change-id="ct288175976"/><text:change-start text:change-id="ct288176080"/>ält sich mit ihm.</text:p>
        </text:list-item>
        <text:list-item>
          <text:p text:style-name="P64"><text:change-end text:change-id="ct288176080"/><text:change text:change-id="ct288176184"/><text:change-start text:change-id="ct288176288"/>16:00<text:change-end text:change-id="ct288176288"/><text:change-start text:change-id="ct288176392"/> – abends – <text:change-end text:change-id="ct288176392"/><text:change text:change-id="ct288176496"/><text:change-start text:change-id="ct288176600"/>Steht am Feuer.<text:change-end text:change-id="ct288176600"/><text:change-start text:change-id="ct288176704"/></text:p>
        </text:list-item>
        <text:list-item>
          <text:p text:style-name="P64">Nachts – Schläft in Björns Hütte.<text:change-end text:change-id="ct288176704"/></text:p>
        </text:list-item>
      </text:list>
      <text:p text:style-name="P1"><text:bookmark text:name="vyiu15"/></text:p>
      <text:p text:style-name="P14"><text:bookmark text:name="vyiu16"/>Zugehörigkeit<text:bookmark text:name="vyiu17"/></text:p>
      <text:p text:style-name="P1"><text:bookmark text:name="f-855"/>Jagdleute</text:p>
      <text:p text:style-name="P1"><text:bookmark text:name="vyiu19"/><text:bookmark text:name="vyiu20"/></text:p>
      <text:p text:style-name="P14"><text:bookmark text:name="f-856"/>Aufträge</text:p>
      <text:list xml:id="list10035602145374395" text:style-name="L3">
        <text:list-item>
          <text:p text:style-name="P27"><text:bookmark text:name="dfq1"/><text:bookmark text:name="dfq10"/>Sekundär – <text:bookmark text:name="z0dk3"/>Felle für die Bauern</text:p>
        </text:list-item>
      </text:list>
      <text:p text:style-name="P1"><text:bookmark text:name="vyiu23"/></text:p>
      <text:p text:style-name="P14"><text:bookmark text:name="ik9t1"/>Dialog</text:p>
      <text:list xml:id="list8500844948844889072" text:style-name="L4">
        <text:list-item>
          <text:p text:style-name="P28">N: He Fremder<text:change text:change-id="ct288176808"/><text:change-start text:change-id="ct288176912"/>! Woher kommst du?<text:change-end text:change-id="ct288176912"/></text:p>
          <text:list>
            <text:list-item>
              <text:p text:style-name="P28"><text:bookmark text:name="f0wr"/>Von weit her.</text:p>
            </text:list-item>
            <text:list-item>
              <text:p text:style-name="P34">N: So, dann bist du vielleicht meinem Freund Dago begegnet.<text:bookmark text:name="f0wr0"/></text:p>
            </text:list-item>
            <text:list-item>
              <text:p text:style-name="P28">Das geht dich überhaupt nichts an<text:change text:change-id="ct288177016"/><text:change-start text:change-id="ct288177120"/>!<text:change-end text:change-id="ct288177120"/></text:p>
            </text:list-item>
            <text:list-item>
              <text:p text:style-name="P34">N: Ich wollte nur wissen, ob du vielleicht meinen Freund Dago <text:change text:change-id="ct288177224"/><text:change-start text:change-id="ct288177328"/><text:span text:style-name="T3">begegnet bist</text:span><text:change-end text:change-id="ct288177328"/><text:change text:change-id="ct288177432"/><text:change-start text:change-id="ct288177536"/><text:span text:style-name="T3">.</text:span><text:change-end text:change-id="ct288177536"/></text:p>
            </text:list-item>
            <text:list-item>
              <text:p text:style-name="P28">N: Er jagt irgendwo südöstlich der Burg und sollte eigentlich längst schon zurückgekehrt sein.</text:p>
            </text:list-item>
            <text:list-item>
              <text:p text:style-name="P35">(Dago ist tot)</text:p>
            </text:list-item>
            <text:list-item>
              <text:p text:style-name="P41">C: Dago ist tot. Die Bären haben ihn gefressen.<text:change-start text:change-id="ct288177640"/></text:p>
            </text:list-item>
            <text:list-item>
              <text:p text:style-name="P41">(Ist der erste Charakter, der vom Tod Dagos erzählt)<text:change-end text:change-id="ct288177640"/><text:change-start text:change-id="ct288177744"/></text:p>
            </text:list-item>
            <text:list-item>
              <text:p text:style-name="P42">N: So eine Scheiße! Diese verdammten Bären! Moment, bist du dir überhaupt sicher, dass es Dago war?</text:p>
            </text:list-item>
            <text:list-item>
              <text:p text:style-name="P42">C: Wenn er eine Armbrust bei sich trug und einen Mantel an hatte, dann war es wohl Dago.</text:p>
            </text:list-item>
            <text:list-item>
              <text:p text:style-name="P42">N: Ja, das tat er. Das <text:span text:style-name="T4">gibt’s</text:span> doch nicht. Getötet von Bären, der Arme.</text:p>
            </text:list-item>
            <text:list-item>
              <text:p text:style-name="P41"><text:change-end text:change-id="ct288177744"/><text:change-start text:change-id="ct288177848"/>(Ist nicht erste Charakter, der vom Tod Dagos erzählt)</text:p>
            </text:list-item>
            <text:list-item>
              <text:p text:style-name="P42">N: Dann muss es wohl wahr sein. Du bist nicht der Erste, der mir das erzählt. Verdammter Mist!<text:change-end text:change-id="ct288177848"/></text:p>
            </text:list-item>
            <text:list-item>
              <text:p text:style-name="P35">(Dago lebt)</text:p>
            </text:list-item>
            <text:list-item>
              <text:p text:style-name="P41"><text:soft-page-break/>C: Ja, <text:change text:change-id="ct288177952"/><text:change-start text:change-id="ct288178056"/><text:span text:style-name="T9">bin</text:span><text:change-end text:change-id="ct288178056"/> ich.</text:p>
            </text:list-item>
            <text:list-item>
              <text:p text:style-name="P41">(Charakter spielt mit anderen und weiß nichts von den Pilzen oder der Niederbrennung der Bären)</text:p>
            </text:list-item>
            <text:list-item>
              <text:p text:style-name="P43">C: Meine Gefährten und ich haben ihm geholfen, zwei Bären zu töten, die ihn angriffen.</text:p>
            </text:list-item>
            <text:list-item>
              <text:p text:style-name="P43">(Ist der erste Charakter, der ihm davon berichtet)</text:p>
            </text:list-item>
            <text:list-item>
              <text:p text:style-name="P44">N: Tatsächlich? Hmm, ich werde mich mal umhören und schauen, ob ich dir das glauben kann. Na ja, du hast mir ja immerhin davon berichtet, dass er noch lebt und das glaube ich dir.</text:p>
            </text:list-item>
            <text:list-item>
              <text:p text:style-name="P44">N: Diese Information ist mir 20 Goldmünzen wert. Da hast du sie.</text:p>
            </text:list-item>
            <text:list-item>
              <text:p text:style-name="P44">Charakter erhält 20 Goldmünzen.</text:p>
            </text:list-item>
            <text:list-item>
              <text:p text:style-name="P45">(Ist nicht der erste Charakter, der ihm davon berichtet)</text:p>
            </text:list-item>
            <text:list-item>
              <text:p text:style-name="P46">N: Einer deiner Freunde hat mir etwas Ähnliches erzählt. Hier hast du 100 Goldmünzen für eure noble Tat!</text:p>
            </text:list-item>
            <text:list-item>
              <text:p text:style-name="P46">Charakter erhält 100 Goldmünzen.</text:p>
            </text:list-item>
            <text:list-item>
              <text:p text:style-name="P47">(Charakter spielt alleine und weiß nichts von den Pilzen oder der Niederbrennung der Bären)</text:p>
            </text:list-item>
            <text:list-item>
              <text:p text:style-name="P43">C: Ich habe ihm geholfen, zwei Bären zu töten, die ihn angriffen.</text:p>
            </text:list-item>
            <text:list-item>
              <text:p text:style-name="P43">N: Was denn? Du ganz allein? Dass ich nicht lache! Na wenigstens geht es ihm gut. Danke für die Auskunft, Fremder. Hier hast du ein paar Goldmünzen.</text:p>
            </text:list-item>
            <text:list-item>
              <text:p text:style-name="P43">Charakter erhält 20 Goldmünzen.</text:p>
            </text:list-item>
            <text:list-item>
              <text:p text:style-name="P47">C: Er wollte noch ein paar Pilze sammeln bevor, er in die Burg zurückkehrt. (Charakter weiß von den Pilzen)</text:p>
            </text:list-item>
            <text:list-item>
              <text:p text:style-name="P43">N: Ja, das kann gut sein. Gut dass es ihm gut geht. Ich habe mir schon Sorgen gemacht.</text:p>
            </text:list-item>
            <text:list-item>
              <text:p text:style-name="P43">(Mehr als ein Charakter hat bereits von der Bärentat erzählt)</text:p>
            </text:list-item>
            <text:list-item>
              <text:p text:style-name="P46">N: Mir ist übrigens von eurer noblen Tat zu Ohren gekommen. Danke, dass ihr Dago beschützt habt. Hier hast du 100 Goldmünzen. Das ist es mir einfach wert.</text:p>
            </text:list-item>
            <text:list-item>
              <text:p text:style-name="P46">Charakter erhält 100 Goldmünzen.</text:p>
            </text:list-item>
            <text:list-item>
              <text:p text:style-name="P41">C: Er wollte sich an einigen Bären rächen, von denen wir zwei gemeinsam getötet haben. (Charakter hat den Auftrag <text:change text:change-id="ct288178160"/><text:change-start text:change-id="ct288178264"/>„<text:change-end text:change-id="ct288178264"/>Brennt die Bären nieder!<text:change text:change-id="ct288178368"/><text:change-start text:change-id="ct288178472"/>“<text:change-end text:change-id="ct288178472"/> erhalten)</text:p>
            </text:list-item>
            <text:list-item>
              <text:p text:style-name="P42">N: Das sieht ihm ähnlich.<text:change-start text:change-id="ct288178576"/></text:p>
            </text:list-item>
            <text:list-item>
              <text:p text:style-name="P42">(Noch kein Charakter hat von der Sache mit den Bären berichtet)<text:change-end text:change-id="ct288178576"/></text:p>
            </text:list-item>
            <text:list-item>
              <text:p text:style-name="P48">N: Klingt nur etwas seltsam, das mit dem Töten zweier Bären meine ich. Dennoch, hier hast du 20 Goldmünzen für die Auskunft.<text:change-start text:change-id="ct288178680"/></text:p>
            </text:list-item>
            <text:list-item>
              <text:p text:style-name="P48"><text:change-end text:change-id="ct288178680"/><text:change text:change-id="ct288178784"/><text:change-start text:change-id="ct288178888"/>Charakter erhält 20 Goldmünzen<text:change-end text:change-id="ct288178888"/><text:change-start text:change-id="ct288178992"/></text:p>
            </text:list-item>
            <text:list-item>
              <text:p text:style-name="P42">(Ist nicht der erste Charakter, der ihm davon berichtet<text:change-end text:change-id="ct288178992"/><text:change-start text:change-id="ct288179096"/>)<text:change-end text:change-id="ct288179096"/></text:p>
            </text:list-item>
            <text:list-item>
              <text:p text:style-name="P48">N: Ich habe von eurem gemeinsamen Kampf gehört und bin stolz auf euch, dass ihr ihm geholfen habt. Hier hast du 100 Goldmünzen.</text:p>
            </text:list-item>
            <text:list-item>
              <text:p text:style-name="P48">Charakter erhält 100 Goldmünzen</text:p>
            </text:list-item>
          </text:list>
        </text:list-item>
        <text:list-item>
          <text:p text:style-name="P28">Woher kennst du Dago?</text:p>
          <text:list>
            <text:list-item>
              <text:p text:style-name="P28"><text:bookmark text:name="fdvr"/><text:bookmark text:name="ik9t10"/>N: Er wohnt in der unteren Hütte und ist mit mir der einzige Jäger in Talras.</text:p>
            </text:list-item>
            <text:list-item>
              <text:p text:style-name="P28">N: Ich bin übrigens Björn.</text:p>
            </text:list-item>
            <text:list-item>
              <text:p text:style-name="P28"><text:change-start text:change-id="ct288179200"/><text:soft-page-break/>C: Ist das deine Frau? (Björns Frau ist in der Nähe)<text:change-end text:change-id="ct288179200"/></text:p>
            </text:list-item>
            <text:list-item>
              <text:p text:style-name="P28">N: Ja und lass dir bloß nichts Dummes einfallen. Wenn du sie blöd anmachst oder anquatscht, prügel ich dir deine Dreck<text:change text:change-id="ct288179304"/><text:change-start text:change-id="ct288179408"/>sfresse zu Brei, verstanden?<text:change-end text:change-id="ct288179408"/></text:p>
            </text:list-item>
            <text:list-item>
              <text:p text:style-name="P28">(Auftrag <text:change text:change-id="ct288179512"/><text:change-start text:change-id="ct288179616"/>„Felle für die Bauern<text:change-end text:change-id="ct288179616"/><text:change text:change-id="ct288179720"/><text:change-start text:change-id="ct288179824"/>“ nicht abgeschlossen)<text:change-end text:change-id="ct288179824"/></text:p>
            </text:list-item>
            <text:list-item>
              <text:p text:style-name="P49">C: Komm mal wieder runter! Ich hab doch nur gefragt.</text:p>
            </text:list-item>
            <text:list-item>
              <text:p text:style-name="P49">N: Schon gut, aber bei sowas verstehe ich keinen Spaß und habe schon schlechte Erfahrung mit Landstreichern gemacht.</text:p>
            </text:list-item>
            <text:list-item>
              <text:p text:style-name="P28">(Auftrag <text:change text:change-id="ct288179928"/><text:change-start text:change-id="ct288180032"/>„Felle für die Bauern<text:change-end text:change-id="ct288180032"/><text:change text:change-id="ct288180136"/><text:change-start text:change-id="ct288180240"/>“ abgeschlossen)<text:change-end text:change-id="ct288180240"/></text:p>
            </text:list-item>
            <text:list-item>
              <text:p text:style-name="P49">C: So so, du <text:change text:change-id="ct288180344"/><text:change-start text:change-id="ct288180448"/>Riese.<text:change-end text:change-id="ct288180448"/></text:p>
            </text:list-item>
            <text:list-item>
              <text:p text:style-name="P49">N: Ich ... äh ... ich, ich meine ... ich wollte nicht ... ich wollte nur ...</text:p>
            </text:list-item>
            <text:list-item>
              <text:p text:style-name="P49">C: Höflich sagen, dass ich deine Frau gut behandeln soll?</text:p>
            </text:list-item>
            <text:list-item>
              <text:p text:style-name="P49">N: Ja, ich meine ... ja, genau das!</text:p>
            </text:list-item>
          </text:list>
        </text:list-item>
        <text:list-item>
          <text:p text:style-name="P28">Was machst du hier? (<text:change text:change-id="ct288180552"/><text:change-start text:change-id="ct288180656"/>Björn <text:change-end text:change-id="ct288180656"/><text:change text:change-id="ct288180760"/><text:change-start text:change-id="ct288180864"/>befindet sich auf dem Bauernhof<text:change-end text:change-id="ct288180864"/><text:change-start text:change-id="ct288180968"/> und nach <text:change-end text:change-id="ct288180968"/><text:change text:change-id="ct288181072"/><text:change-start text:change-id="ct288181176"/>„Woher kennst du Dago?<text:change-end text:change-id="ct288181176"/><text:change text:change-id="ct288181280"/><text:change-start text:change-id="ct288181384"/>“)<text:change-end text:change-id="ct288181384"/></text:p>
          <text:list>
            <text:list-item>
              <text:p text:style-name="P28"><text:bookmark text:name="kj70"/><text:bookmark text:name="ik9t28"/>N: Ich verkaufe dem Bauern Manfred Felle. Allerdings fehlen mir noch <text:change text:change-id="ct288181488"/><text:change-start text:change-id="ct288181592"/>Riesen-Felle. Die Viecher sind einfach zu stark für mich und ich bleibe lieber am Leben als dass ich ein besseres Geschäft mache.<text:change-end text:change-id="ct288181592"/></text:p>
            </text:list-item>
            <text:list-item>
              <text:p text:style-name="P28">C: <text:change text:change-id="ct288181696"/><text:change-start text:change-id="ct288181800"/>Riesen-Felle?<text:change-end text:change-id="ct288181800"/></text:p>
            </text:list-item>
            <text:list-item>
              <text:p text:style-name="P28">N: Ja, östlich vom Fluss leben einige <text:change text:change-id="ct288181904"/><text:change-start text:change-id="ct288182008"/>Riesen. Die sind großen und haben folglich große Felle, die man sehr teuer verkaufen kann. Du müsstest mit Trommons Fähre rüberfahren.<text:change-end text:change-id="ct288182008"/></text:p>
            </text:list-item>
            <text:list-item>
              <text:p text:style-name="P28">N: Allerdings würde ich dir das nicht empfehlen, da die Viecher einfach verdammt aggressiv und stark sind. Mit drei dieser verdammten Felle hätte ich bestimmt den Gewinn eines ganzen Jahres drinnen.</text:p>
            </text:list-item>
            <text:list-item>
              <text:p text:style-name="P28">Neuer Auftrag <text:change text:change-id="ct288182112"/><text:change-start text:change-id="ct288182216"/>„Felle für die Bauern<text:change-end text:change-id="ct288182216"/><text:change text:change-id="ct288182320"/><text:change-start text:change-id="ct288182424"/>“<text:change-end text:change-id="ct288182424"/></text:p>
            </text:list-item>
            <text:list-item>
              <text:p text:style-name="P50">Ich habe hier drei <text:change text:change-id="ct288182528"/><text:change-start text:change-id="ct288182632"/>Riesen-Felle. (Auftragsziel 1 des Auftrags <text:change-end text:change-id="ct288182632"/><text:change text:change-id="ct288182736"/><text:change-start text:change-id="ct288182840"/>„Felle für die Bauern<text:change-end text:change-id="ct288182840"/><text:change text:change-id="ct288182944"/><text:change-start text:change-id="ct288183048"/>“ abgeschlossen und Charakter hat tatsächlich drei Riesen-Felle)<text:change-end text:change-id="ct288183048"/></text:p>
            </text:list-item>
            <text:list-item>
              <text:p text:style-name="P28">N: Willst du mich verarschen oder was? ... Tatsächlich! Verdammt, wie hast du das angestellt?</text:p>
            </text:list-item>
            <text:list-item>
              <text:p text:style-name="P28">C: Mit Gewalt.</text:p>
            </text:list-item>
            <text:list-item>
              <text:p text:style-name="P28">N: Mann, vor dir sollte man sich besser in Acht nehmen. Scheinst ja ein harter Brocken zu sein. Wie viel willst du für die Felle?</text:p>
            </text:list-item>
            <text:list-item>
              <text:p text:style-name="P35">600 Goldmünzen<text:change-start text:change-id="ct288183152"/>.<text:change-end text:change-id="ct288183152"/></text:p>
            </text:list-item>
            <text:list-item>
              <text:p text:style-name="P41">N: In Ordnung. Hier hast du 600 Goldmünzen. Damit kriege ich immer noch 1 Drittel des Gewinns rein. Vielen Dank.</text:p>
            </text:list-item>
            <text:list-item>
              <text:p text:style-name="P41">Charakter erhält 600 Goldmünzen.</text:p>
            </text:list-item>
            <text:list-item>
              <text:p text:style-name="P41">Auftrag <text:change text:change-id="ct288183256"/><text:change-start text:change-id="ct288183360"/>„Felle für die Bauern<text:change-end text:change-id="ct288183360"/><text:change text:change-id="ct288183464"/><text:change-start text:change-id="ct288183568"/>“ abgeschlossen<text:change-end text:change-id="ct288183568"/></text:p>
            </text:list-item>
            <text:list-item>
              <text:p text:style-name="P35">Die Hälfte deines Gewinns<text:change-start text:change-id="ct288183672"/>.<text:change-end text:change-id="ct288183672"/></text:p>
            </text:list-item>
            <text:list-item>
              <text:p text:style-name="P41">N: In Ordnung. Hier hast du 450 Goldmünzen und zum Dank schenke ich dir noch einen meiner schönsten Bogen.</text:p>
            </text:list-item>
            <text:list-item>
              <text:p text:style-name="P41">Charakter erhält <text:change text:change-id="ct288183776"/><text:change-start text:change-id="ct288183880"/>„Björns Kurzbogen<text:change-end text:change-id="ct288183880"/><text:change text:change-id="ct288183984"/><text:change-start text:change-id="ct288184088"/>“ und 450 Goldmünzen.<text:change-end text:change-id="ct288184088"/></text:p>
            </text:list-item>
            <text:list-item>
              <text:p text:style-name="P41">Auftrag <text:change text:change-id="ct288184192"/><text:change-start text:change-id="ct288184296"/>„Felle für die Bauern<text:change-end text:change-id="ct288184296"/><text:change text:change-id="ct288184400"/><text:change-start text:change-id="ct288184504"/>“ abgeschlossen.<text:change-end text:change-id="ct288184504"/><text:change-start text:change-id="ct288184608"/></text:p>
            </text:list-item>
          </text:list>
        </text:list-item>
        <text:list-item>
          <text:p text:style-name="P51">Suchst du einen Schüler? <text:span text:style-name="T7">(Auftragsziel 1 des Auftrags „Kunos Tochter“ aktiv und nicht abgeschlossen)</text:span></text:p>
        </text:list-item>
        <text:list-item>
          <text:p text:style-name="P36">N: Einen Schüler? Du meinst ich soll jemandem das Jagen beibringen?</text:p>
        </text:list-item>
        <text:list-item>
          <text:p text:style-name="P36">C: <text:change-end text:change-id="ct288184608"/><text:change-start text:change-id="ct288184712"/>Ganz genau.</text:p>
        </text:list-item>
        <text:list-item>
          <text:p text:style-name="P36">N: Möglich, ich würde es jedoch nicht umsonst tun! Um wen geht es denn?</text:p>
        </text:list-item>
        <text:list-item>
          <text:p text:style-name="P36">C: Um Kunos Tochter.</text:p>
        </text:list-item>
        <text:list-item>
          <text:p text:style-name="P36">N: Kunos<text:change-end text:change-id="ct288184712"/><text:change-start text:change-id="ct288184816"/> Tochter?! Na so<text:span text:style-name="T8">was</text:span>, damit hätte ich jetzt nicht gerechnet. Also wenn das so ist <text:span text:style-name="T4">…</text:span></text:p>
        </text:list-item>
        <text:list-item>
          <text:p text:style-name="P36"><text:span text:style-name="T4">N: Kuno liefert Holz </text:span><text:span text:style-name="T5">an den Bauernho</text:span><text:change-end text:change-id="ct288184816"/><text:change-start text:change-id="ct288184920"/><text:span text:style-name="T5">f auf dem ich als Kind aufgewachsen bin. Er ist ein anständiger Kerl.</text:span></text:p>
        </text:list-item>
        <text:list-item>
          <text:p text:style-name="P37"><text:soft-page-break/><text:span text:style-name="T4">N: Er lebt da draußen ganz alleine mit seiner Tochter im Wald. Es könnte nicht schaden, wenn sie sich in der Wildnis besser zurechtfände</text:span><text:change-end text:change-id="ct288184920"/><text:change-start text:change-id="ct288185024"/><text:span text:style-name="T4">. Immerhin ist das ein verdammt gefährlicher Wald.</text:span></text:p>
        </text:list-item>
        <text:list-item>
          <text:p text:style-name="P39">N: Sag ihm, ich werde seine Tochter ausbilden, wenn er sie vorbeischickt. Es kostet ihn natürlich nichts.</text:p>
        </text:list-item>
        <text:list-item>
          <text:p text:style-name="P40">C: Mache ich.</text:p>
        </text:list-item>
        <text:list-item>
          <text:p text:style-name="P38"><text:span text:style-name="T4">Auftragsziel </text:span><text:change-end text:change-id="ct288185024"/><text:change-start text:change-id="ct288185128"/><text:span text:style-name="T6">1 des Auftrags „Kunos Tochter“</text:span><text:span text:style-name="T4"> abgeschlossen</text:span><text:change-end text:change-id="ct288185128"/><text:change-start text:change-id="ct288185232"/></text:p>
        </text:list-item>
        <text:list-item>
          <text:p text:style-name="P52">Kannst du Pfeile herstellen? (Auftragsziel 3 des Auftrags „Die Befestigung von Talras“ ist aktiv)</text:p>
        </text:list-item>
        <text:list-item>
          <text:p text:style-name="P54"><text:span text:style-name="T1">N: </text:span><text:span text:style-name="T2">Klar, wieso fragst du?</text:span></text:p>
        </text:list-item>
        <text:list-item>
          <text:p text:style-name="P55">C: Markward benötigt Pfeile zur Verteidigung der Burg.</text:p>
        </text:list-item>
        <text:list-item>
          <text:p text:style-name="P55"><text:span text:style-name="T10">N: </text:span><text:span text:style-name="T11">Ich sehe schon es handelt sich um eine wichtige Angelegenheit. Pass auf ich fertige neue Pfeile an und gebe ihm</text:span><text:change-end text:change-id="ct288185232"/><text:change-start text:change-id="ct288185336"/><text:span text:style-name="T11"> noch ein paar von mir.</text:span></text:p>
        </text:list-item>
        <text:list-item>
          <text:p text:style-name="P57">N: Das dauert allerdings eine Weile. Komm in zwei Tagen noch einmal vorbei.</text:p>
        </text:list-item>
        <text:list-item>
          <text:p text:style-name="P57">Auftragsziel 3 des Auftrags „Die Befestigung von Talras“ abgeschlossen</text:p>
        </text:list-item>
        <text:list-item>
          <text:p text:style-name="P56"><text:span text:style-name="T10">Auftragsziel </text:span><text:change-end text:change-id="ct288185336"/><text:change-start text:change-id="ct288185440"/><text:span text:style-name="T10">4 des Auftrags „Die Befestigung von Talras“ aktiviert</text:span></text:p>
        </text:list-item>
        <text:list-item>
          <text:p text:style-name="P53">Sind die Pfeile fertig? (Auftragsziel 4 des Auftrags „Die Befestigung von Talras“ ist aktiv)</text:p>
        </text:list-item>
        <text:list-item>
          <text:p text:style-name="P58">(Zwei Tage sind vergangen)</text:p>
        </text:list-item>
        <text:list-item>
          <text:p text:style-name="P60"><text:span text:style-name="T10">N: Ja, hier hast du sie.</text:span><text:change-end text:change-id="ct288185440"/><text:change-start text:change-id="ct288185544"/><text:span text:style-name="T10"> Am besten du platzierst sie an strategisch wichtigen Orten in der Burg.</text:span><text:change-end text:change-id="ct288185544"/><text:change-start text:change-id="ct288185648"/></text:p>
        </text:list-item>
        <text:list-item>
          <text:p text:style-name="P60"><text:span text:style-name="T10">N: </text:span><text:change-end text:change-id="ct288185648"/><text:change-start text:change-id="ct288185752"/><text:span text:style-name="T10">Markward wird dich sowie</text:span><text:change-end text:change-id="ct288185752"/><text:change-start text:change-id="ct288185856"/><text:span text:style-name="T10">so früher oder später mit den Pfeilen losschicken.</text:span></text:p>
        </text:list-item>
        <text:list-item>
          <text:p text:style-name="P61">Charakter erhält Pfeilbündel</text:p>
        </text:list-item>
        <text:list-item>
          <text:p text:style-name="P60"><text:span text:style-name="T10">Auftragsziel 4 des Auftrags „Die Befestigung von Talras“ abge</text:span><text:change-end text:change-id="ct288185856"/><text:change-start text:change-id="ct288185960"/><text:span text:style-name="T10">schlossen</text:span></text:p>
        </text:list-item>
        <text:list-item>
          <text:p text:style-name="P61">Auftragsziel 5 des Auftrags „Die Befestigung von Talras“ aktiviert</text:p>
        </text:list-item>
        <text:list-item>
          <text:p text:style-name="P59">(Weniger als eine Stunde vergangen)</text:p>
        </text:list-item>
        <text:list-item>
          <text:p text:style-name="P62">N: Du bist ja lustig. Es ist noch nicht mal eine Stunde vergangen!</text:p>
        </text:list-item>
        <text:list-item>
          <text:p text:style-name="P62">Erfahrungsbonus „Ungeduld“</text:p>
        </text:list-item>
        <text:list-item>
          <text:p text:style-name="P59">(Noch keine zwei Tage vergangen)</text:p>
        </text:list-item>
        <text:list-item>
          <text:p text:style-name="P62">N: Nein, du musst dich noch etwas gedulden.</text:p>
        </text:list-item>
      </text:list>
      <text:p text:style-name="P63"><text:change-end text:change-id="ct288185960"/></text:p>
      <text:p text:style-name="P1"><text:bookmark text:name="vyiu53"/></text:p>
      <text:p text:style-name="P14"><text:bookmark text:name="adhu1"/>Handel<text:bookmark text:name="adhu"/><text:bookmark text:name="vyiu54"/></text:p>
      <text:list xml:id="list3634467836029647818" text:style-name="L5">
        <text:list-item>
          <text:p text:style-name="P29"><text:change text:change-id="ct288186064"/><text:change-start text:change-id="ct288186168"/>Mantel<text:change-end text:change-id="ct288186168"/></text:p>
        </text:list-item>
        <text:list-item>
          <text:p text:style-name="P29"><text:change text:change-id="ct288186272"/><text:change-start text:change-id="ct288186376"/>Kapuze<text:change-end text:change-id="ct288186376"/></text:p>
        </text:list-item>
        <text:list-item>
          <text:p text:style-name="P29"><text:change text:change-id="ct288186480"/><text:change-start text:change-id="ct288186584"/>Jagdbogen<text:change-end text:change-id="ct288186584"/></text:p>
        </text:list-item>
        <text:list-item>
          <text:p text:style-name="P29"><text:change text:change-id="ct288186688"/>Langbogen</text:p>
        </text:list-item>
        <text:list-item>
          <text:p text:style-name="P29"><text:change text:change-id="ct288186792"/>Jagdmesser</text:p>
        </text:list-item>
        <text:list-item>
          <text:p text:style-name="P29">weiter<text:change-start text:change-id="ct288186896"/>e<text:change-end text:change-id="ct288186896"/> Jagd- und Waldläufergegenstände hinzufügen<text:change-start text:change-id="ct288187000"/></text:p>
        </text:list-item>
        <text:list-item>
          <text:p text:style-name="P29"><text:change-end text:change-id="ct288187000"/><text:change-start text:change-id="ct288187104"/>Wildgrubenpfähle<text:change-end text:change-id="ct288187104"/><text:change-start text:change-id="ct288908720"/></text:p>
        </text:list-item>
        <text:list-item>
          <text:p text:style-name="P30">Pfeilköcher<text:change-end text:change-id="ct2889087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74</meta:editing-cycles>
    <dc:date>2015-05-02T19:38:16.626000000</dc:date>
    <meta:creation-date>2009-11-11T20:19:39</meta:creation-date>
    <meta:editing-duration>PT5H43M7S</meta:editing-duration>
    <meta:document-statistic meta:table-count="0" meta:image-count="0" meta:object-count="0" meta:page-count="4" meta:paragraph-count="133" meta:word-count="1545" meta:character-count="8647" meta:non-whitespace-character-count="7342"/>
  </office:meta>
</office:document-meta>
</file>